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Roboto" svg:font-family="Roboto, arial, sans-serif"/>
    <style:font-face style:name="inherit" svg:font-family="inherit"/>
    <style:font-face style:name="museo-sans-1" svg:font-family="museo-sans-1, museo-sans-2, sans-serif"/>
    <style:font-face style:name="source-sans-pro-1" svg:font-family="source-sans-pro-1, source-sans-pro-2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line-height-at-least="0.661cm" fo:widows="1" fo:text-indent="0cm" style:auto-text-indent="false" fo:padding="0cm" fo:border="none"/>
      <style:text-properties fo:font-variant="normal" fo:text-transform="none" fo:color="#404040" style:font-name="Arial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2">
      <style:paragraph-properties fo:margin-left="0cm" fo:margin-right="0cm" fo:margin-top="0cm" fo:margin-bottom="0cm" style:line-height-at-least="0.661cm" fo:widows="1" fo:text-indent="0cm" style:auto-text-indent="false" fo:padding="0cm" fo:border="none"/>
      <style:text-properties fo:font-variant="normal" fo:text-transform="none" fo:color="#404040" style:font-name="Arial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line-height="114%" fo:widows="1" fo:text-indent="0cm" style:auto-text-indent="false" fo:padding="0cm" fo:border="none"/>
      <style:text-properties fo:font-variant="normal" fo:text-transform="none" fo:color="#404040" style:font-name="Arial" fo:font-size="10pt" fo:letter-spacing="0.053cm" fo:font-style="normal" fo:font-weight="bold" style:font-size-asian="10pt" style:font-size-complex="10pt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2pt" fo:font-weight="normal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2">
      <style:text-properties fo:font-variant="normal" fo:text-transform="none" fo:color="#404040" style:font-name="Arial" fo:font-size="10pt" fo:letter-spacing="0.053cm" fo:font-style="normal" fo:font-weight="bold" style:font-size-asian="10pt" style:font-weight-asian="normal" style:font-size-complex="10pt" style:font-weight-complex="normal"/>
    </style:style>
    <style:style style:name="P10" style:family="paragraph" style:parent-style-name="Heading_20_2">
      <style:paragraph-properties fo:margin-left="0cm" fo:margin-right="0cm" fo:margin-top="0cm" fo:margin-bottom="0cm" fo:line-height="114%" fo:widows="1" fo:text-indent="0cm" style:auto-text-indent="false" fo:padding="0cm" fo:border="none"/>
      <style:text-properties fo:font-variant="normal" fo:text-transform="none" fo:color="#404040" style:font-name="Arial" fo:font-size="10pt" fo:letter-spacing="0.053cm" fo:font-style="normal" fo:font-weight="bold" style:font-size-asian="10pt" style:font-size-complex="10pt"/>
    </style:style>
    <style:style style:name="T1" style:family="text">
      <style:text-properties fo:font-variant="normal" fo:text-transform="none" fo:color="#222222" fo:letter-spacing="normal" fo:font-style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variant="normal" fo:text-transform="none" fo:color="#222222" fo:letter-spacing="normal" fo:font-style="italic" fo:background-color="transparent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222222" fo:letter-spacing="normal" fo:font-style="italic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Arial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ENS FLEX</text:p>
      <text:p text:style-name="P6">références &amp; inspirations</text:p>
      <text:p text:style-name="P4"><text:a xlink:type="simple" xlink:href="https://css-tricks.com/snippets/css/a-guide-to-flexbox/"><text:span text:style-name="T4">css tricks</text:span></text:a></text:p>
      <text:p text:style-name="P8"/>
      <text:p text:style-name="P4"><text:a xlink:type="simple" xlink:href="http://www.w3schools.com/css/css3_flexbox.asp"><text:span text:style-name="T4">w3schools</text:span></text:a></text:p>
      <text:p text:style-name="P8"/>
      <text:p text:style-name="P4"><text:a xlink:type="simple" xlink:href="https://developer.mozilla.org/fr/docs/Web/CSS/CSS_Flexible_Box_Layout/Utilisation_des_flexbox_en_CSS"><text:span text:style-name="T4">mdn developper mozilla</text:span></text:a></text:p>
      <text:p text:style-name="P8"/>
      <text:p text:style-name="P8"/>
      <text:p text:style-name="P6">Annexes </text:p>
      <text:p text:style-name="P8"/>
      <text:p text:style-name="P8">Centrer un élément grâce à FlexBox (en Français)</text:p>
      <text:p text:style-name="P8"><text:a xlink:type="simple" xlink:href="https://www.youtube.com/watch?v=QhHzxF2Kq8Q">tuto vidéo de Grafikart</text:a></text:p>
      <text:p text:style-name="P8"/>
      <text:p text:style-name="P8">Un jeu pour apprendre les différentes propriétés FlexBox :</text:p>
      <text:p text:style-name="P4"><text:a xlink:type="simple" xlink:href="http://flexboxfroggy.com/"><text:span text:style-name="T4">flex box froggy</text:span></text:a></text:p>
      <text:p text:style-name="P4"><text:span text:style-name="T4"/></text:p>
      <text:p text:style-name="P4"><text:span text:style-name="T4">Réaliser un dé grâce à Flexbox</text:span></text:p>
      <text:p text:style-name="P4"><text:a xlink:type="simple" xlink:href="https://la-cascade.io/tag/flexbox/"><text:span text:style-name="T4">petit guide pas à pas</text:span></text:a></text:p>
      <text:p text:style-name="P8"/>
      <text:p text:style-name="P8">Solved by FlexBox</text:p>
      <text:p text:style-name="P8"><text:a xlink:type="simple" xlink:href="https://philipwalton.github.io/solved-by-flexbox/">des problèmes CSS résolus par FlexBox</text:a></text:p>
      <text:p text:style-name="P8"/>
      <text:p text:style-name="P7"><text:bookmark text:name="eow-title"/><text:span text:style-name="T2">Enhancing Responsiveness With Flexbox, </text:span><text:span text:style-name="T3">conférence de Zoe </text:span><text:bookmark text:name="eow-title1"/><text:span text:style-name="T1">M. Gillenwater</text:span><text:span text:style-name="T3"> </text:span></text:p>
      <text:p text:style-name="P4"><text:a xlink:type="simple" xlink:href="https://www.youtube.com/watch?v=_98SE8WUvLk"><text:span text:style-name="T4">CSS conf 2015</text:span></text:a></text:p>
      <text:p text:style-name="P8"/>
      <text:p text:style-name="P8"/>
      <text:p text:style-name="P8"/>
      <text:p text:style-name="P6">Des sites qui utilisent FlexBox</text:p>
      <text:section text:style-name="Sect1" text:name="Section1">
        <text:h text:style-name="P9" text:outline-level="2">sites internationaux</text:h>
        <text:list xml:id="list6182449503811627623" text:style-name="L1">
          <text:list-item>
            <text:p text:style-name="P1"><text:a xlink:type="simple" xlink:href="https://twitter.com/">twitter.com</text:a></text:p>
          </text:list-item>
          <text:list-item>
            <text:p text:style-name="P1"><text:a xlink:type="simple" xlink:href="http://www.nytimes.com/">nytimes.com</text:a></text:p>
          </text:list-item>
          <text:list-item>
            <text:p text:style-name="P1"><text:a xlink:type="simple" xlink:href="https://www.flickr.com/">flickr.com</text:a></text:p>
          </text:list-item>
          <text:list-item>
            <text:p text:style-name="P1"><text:a xlink:type="simple" xlink:href="http://www.booking.com/index.fr.html?label=gen173nr-13CAEoggJCAlhYSDNiBW5vcmVmaE2IAQGYAQ24AQTIAQTYAQHoAQE;sid=1203c3cebbb43570ecb5b1133a87bcf3;dcid=1;bb_ltbi=0&amp;sb_price_type=total&amp;">booking.com</text:a></text:p>
          </text:list-item>
          <text:list-item>
            <text:p text:style-name="P1"><text:a xlink:type="simple" xlink:href="http://fr.mappy.com/">mappy.com</text:a></text:p>
          </text:list-item>
          <text:list-item>
            <text:p text:style-name="P1"><text:a xlink:type="simple" xlink:href="http://www.ft.com/home/uk">ft.com</text:a></text:p>
          </text:list-item>
          <text:list-item>
            <text:p text:style-name="P1"><text:a xlink:type="simple" xlink:href="http://www.walmart.com/">walmart.com</text:a></text:p>
          </text:list-item>
          <text:list-item>
            <text:p text:style-name="P1"><text:a xlink:type="simple" xlink:href="https://www.washingtonpost.com/">washingtonpost.com</text:a></text:p>
          </text:list-item>
          <text:list-item>
            <text:p text:style-name="P1"><text:a xlink:type="simple" xlink:href="http://www.usatoday.com/">usatoday.com</text:a></text:p>
          </text:list-item>
          <text:list-item>
            <text:p text:style-name="P1"><text:a xlink:type="simple" xlink:href="http://mailchimp.com/">mailchimp.com</text:a></text:p>
          </text:list-item>
          <text:list-item>
            <text:p text:style-name="P1"><text:a xlink:type="simple" xlink:href="http://www.weather.com/">weather.com</text:a></text:p>
          </text:list-item>
          <text:list-item>
            <text:p text:style-name="P1"><text:a xlink:type="simple" xlink:href="http://codepen.io/">codepen.io</text:a></text:p>
          </text:list-item>
          <text:list-item>
            <text:p text:style-name="P1"><text:a xlink:type="simple" xlink:href="http://www.cma-cgm.com/">cma-cgm.com</text:a></text:p>
          </text:list-item>
        </text:list>
        <text:h text:style-name="P10" text:outline-level="2"/>
        <text:p text:style-name="P3"/>
        <text:p text:style-name="P3">sites français</text:p>
        <text:p text:style-name="P3"/>
        <text:list xml:id="list659489742165643340" text:style-name="L2">
          <text:list-item>
            <text:p text:style-name="P2"><text:a xlink:type="simple" xlink:href="http://liberation.fr/">liberation.fr</text:a></text:p>
          </text:list-item>
          <text:list-item>
            <text:p text:style-name="P2"><text:a xlink:type="simple" xlink:href="http://www.paris.fr/">paris.fr</text:a></text:p>
          </text:list-item>
          <text:list-item>
            <text:p text:style-name="P2"><text:a xlink:type="simple" xlink:href="http://www.canalplay.com/decouvrir">canalplay.com</text:a></text:p>
          </text:list-item>
          <text:list-item>
            <text:p text:style-name="P2"><text:a xlink:type="simple" xlink:href="http://www.6play.fr/">6play.fr</text:a></text:p>
          </text:list-item>
          <text:list-item>
            <text:p text:style-name="P2"><text:a xlink:type="simple" xlink:href="http://www.betaseries.com/introduction">betaseries.com</text:a></text:p>
          </text:list-item>
          <text:list-item>
            <text:p text:style-name="P2"><text:a xlink:type="simple" xlink:href="http://roquefort-societe.com/">roquefort-societe.com</text:a></text:p>
          </text:list-item>
          <text:list-item>
            <text:p text:style-name="P2"><text:a xlink:type="simple" xlink:href="http://www.alsacreations.fr/">alsacreations.fr</text:a></text:p>
          </text:list-item>
        </text:list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Roboto" svg:font-family="Roboto, arial, sans-serif"/>
    <style:font-face style:name="inherit" svg:font-family="inherit"/>
    <style:font-face style:name="museo-sans-1" svg:font-family="museo-sans-1, museo-sans-2, sans-serif"/>
    <style:font-face style:name="source-sans-pro-1" svg:font-family="source-sans-pro-1, source-sans-pro-2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le Ly</meta:initial-creator>
    <meta:creation-date>2015-12-02T23:08:29.24</meta:creation-date>
    <dc:date>2015-12-03T01:02:23.46</dc:date>
    <dc:creator>Emmanuelle Ly</dc:creator>
    <meta:editing-duration>PT21M2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9" meta:word-count="117" meta:character-count="740"/>
  </office:meta>
</office:document-meta>
</file>